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nd_floor_truss_E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12391865311656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office:value-type="float" office:value="0.0000000000003388862086210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762412355470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office:value-type="float" office:value="0.0000000000009009680725593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12391865311656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office:value-type="float" office:value="0.0000000000003388862086210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1909938873723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office:value-type="float" office:value="0.0000000000007769925920601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12391865311656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office:value-type="float" office:value="0.0000000000003388862086210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1909938873723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office:value-type="float" office:value="0.0000000000007769925920601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1.2363443602225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office:value-type="float" office:value="0.0000000000002022133310453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E</text:p>
          </table:table-cell>
          <table:table-cell office:value-type="float" office:value="-0.00000000000003076650045841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office:value-type="float" office:value="0.0000000000005686614888123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17:52:56.833964720</dc:date>
    <meta:editing-duration>PT48S</meta:editing-duration>
    <meta:editing-cycles>2</meta:editing-cycles>
    <meta:generator>LibreOffice/6.0.7.3$Linux_X86_64 LibreOffice_project/00m0$Build-3</meta:generator>
    <meta:document-statistic meta:table-count="1" meta:cell-count="88" meta:object-count="0"/>
  </office:meta>
</office:document-meta>
</file>